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stackoverflow.com/questions/647515/how-can-i-find-where-python-is-installed-on-windows" text:style-name="Internet_20_link" text:visited-style-name="Visited_20_Internet_20_Link">How can I find where Python is installed on Windows?</text:a></text:h>
      <text:p text:style-name="Preformatted_20_Text"><text:span text:style-name="Source_20_Text">&gt;&gt;&gt; import os</text:span></text:p>
      <text:p text:style-name="Preformatted_20_Text"><text:span text:style-name="Source_20_Text">&gt;&gt;&gt; import sys</text:span></text:p>
      <text:p text:style-name="Preformatted_20_Text"><text:span text:style-name="Source_20_Text">&gt;&gt;&gt; os.path.dirname(sys.executable)</text:span></text:p>
      <text:p text:style-name="P1"><text:span text:style-name="Source_20_Text">'C:\\Python25'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6:00:48.907000000</meta:creation-date>
    <dc:date>2021-01-26T06:02:32.393000000</dc:date>
    <meta:editing-duration>PT1M45S</meta:editing-duration>
    <meta:editing-cycles>1</meta:editing-cycles>
    <meta:document-statistic meta:table-count="0" meta:image-count="0" meta:object-count="0" meta:page-count="1" meta:paragraph-count="5" meta:word-count="19" meta:character-count="128" meta:non-whitespace-character-count="114"/>
    <meta:generator>LibreOffice/6.4.3.2$Windows_X86_64 LibreOffice_project/747b5d0ebf89f41c860ec2a39efd7cb15b54f2d8</meta:generator>
  </office:meta>
</office:document-meta>
</file>